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soutenanc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mymy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orb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ally nicolas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ourdingue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olo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+gf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eiy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toto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amaa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éné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ido 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table:style-name="ce1" office:value-type="string" calcext:value-type="string">
            <text:p>laurenc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yann</text:p>
          </table:table-cell>
          <table:table-cell table:number-columns-repeated="2"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ben ? 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na mari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mattia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on Dumont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éveniur Corrine Mallet pour faire rentrer des voitures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ba ganoush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Tartare + légumes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ch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uet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ines divers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 style:data-style-name="N2" text:time-value="16:27:13.821241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9:10:51.718766923</meta:creation-date>
    <dc:date>2019-09-21T19:22:59.496696050</dc:date>
    <meta:editing-duration>PT12H23M1S</meta:editing-duration>
    <meta:editing-cycles>10</meta:editing-cycles>
    <meta:generator>LibreOffice/6.0.7.3$Linux_X86_64 LibreOffice_project/00m0$Build-3</meta:generator>
    <meta:document-statistic meta:table-count="2" meta:cell-count="94" meta:object-count="0"/>
  </office:meta>
</office:document-meta>
</file>